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340D84E793E717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9.562cm" draw:z-index="0"><draw:image xlink:href="Pictures/100000000000078000000438340D84E793E717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10:06.404000000</meta:creation-date>
    <dc:date>2019-12-12T13:10:29.732000000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2.1$Windows_x86 LibreOffice_project/65905a128db06ba48db947242809d14d3f9a93fe</meta:generator>
  </office:meta>
</office:document-meta>
</file>